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8ceb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text-underline-style="solid" style:text-underline-width="auto" style:text-underline-color="font-color" officeooo:paragraph-rsid="0008ceb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officeooo:paragraph-rsid="000aaebd" style:font-size-asian="12pt" style:font-weight-asian="normal" style:font-name-complex="Times New Roman1" style:font-size-complex="12pt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8cebe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normal" officeooo:paragraph-rsid="0008cebe" style:font-size-asian="12pt" style:font-weight-asian="normal" style:font-name-complex="Times New Roman1" style:font-size-complex="12pt" style:font-weight-complex="normal"/>
    </style:style>
    <style:style style:name="P7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paragraph-rsid="000aaeb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officeooo:paragraph-rsid="000c16a7" style:font-size-asian="12pt" style:font-weight-asian="normal" style:font-name-complex="Times New Roman1" style:font-size-complex="12pt" style:font-weight-complex="normal"/>
    </style:style>
    <style:style style:name="P12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3" style:family="paragraph" style:parent-style-name="List_20_Paragraph" style:list-style-name="WWNum6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4" style:family="paragraph" style:parent-style-name="List_20_Paragraph" style:list-style-name="WWNum7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5" style:family="paragraph" style:parent-style-name="List_20_Paragraph" style:list-style-name="WWNum9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6" style:family="paragraph" style:parent-style-name="List_20_Paragraph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8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9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style:text-underline-style="solid" style:text-underline-width="auto" style:text-underline-color="font-color" fo:font-weight="bold" officeooo:paragraph-rsid="0008cebe" style:font-size-asian="12pt" style:font-weight-asian="bold" style:font-name-complex="Times New Roman1" style:font-size-complex="12pt" style:font-weight-complex="bold"/>
    </style:style>
    <style:style style:name="P20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style:text-underline-style="solid" style:text-underline-width="auto" style:text-underline-color="font-color" fo:font-weight="bold" officeooo:paragraph-rsid="000aaebd" style:font-size-asian="12pt" style:font-weight-asian="bold" style:font-name-complex="Times New Roman1" style:font-size-complex="12pt" style:font-weight-complex="bold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normal" officeooo:rsid="0008cebe" officeooo:paragraph-rsid="0008cebe" style:font-size-asian="12pt" style:font-weight-asian="normal" style:font-name-complex="Times New Roman1" style:font-size-complex="12pt" style:font-weight-complex="normal"/>
    </style:style>
    <style:style style:name="P2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normal" officeooo:paragraph-rsid="0008cebe" style:font-size-asian="12pt" style:font-weight-asian="normal" style:font-name-complex="Times New Roman1" style:font-size-complex="12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rsid="0008cebe" officeooo:paragraph-rsid="0008cebe" style:font-size-asian="12pt" style:font-weight-asian="bold" style:font-name-complex="Times New Roman1" style:font-size-complex="12pt" style:font-weight-complex="bold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08cebe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08cebe" style:font-size-asian="12pt" style:font-weight-asian="normal" style:font-name-complex="Times New Roman1" style:font-size-complex="12pt" style:font-weight-complex="normal"/>
    </style:style>
    <style:style style:name="T5" style:family="text">
      <style:text-properties officeooo:rsid="0008cebe"/>
    </style:style>
    <style:style style:name="T6" style:family="text">
      <style:text-properties fo:font-weight="normal" officeooo:rsid="0008ceb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cebe" style:font-weight-asian="bold" style:font-weight-complex="bold"/>
    </style:style>
    <style:style style:name="T9" style:family="text">
      <style:text-properties fo:font-weight="bold" officeooo:rsid="000aaebd" style:font-weight-asian="bold" style:font-weight-complex="bold"/>
    </style:style>
    <style:style style:name="T10" style:family="text">
      <style:text-properties fo:font-weight="bold" officeooo:rsid="000c16a7" style:font-weight-asian="bold" style:font-weight-complex="bold"/>
    </style:style>
    <style:style style:name="T11" style:family="text">
      <style:text-properties style:font-name="Calibri" fo:font-size="11pt"/>
    </style:style>
    <style:style style:name="T12" style:family="text">
      <style:text-properties fo:font-size="11pt"/>
    </style:style>
    <style:style style:name="T13" style:family="text">
      <style:text-properties officeooo:rsid="000c16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ycle </text:span><text:span text:style-name="T1">1:</text:span></text:p>
      <text:list xml:id="list3358013311" text:style-name="WWNum1">
        <text:list-item>
          <text:p text:style-name="P12">Write a C++ program to check whether a given number is odd or even.</text:p>
        </text:list-item>
        <text:list-item>
          <text:p text:style-name="P12">Write a <text:s/>C++ program to check whether a given number is palindrome or not.</text:p>
        </text:list-item>
        <text:list-item>
          <text:p text:style-name="P12">Write a C++ program to print Fibonacci series upto n.</text:p>
        </text:list-item>
        <text:list-item>
          <text:p text:style-name="P17">Write a C++ program to display prime numbers between Two intervals</text:p>
        </text:list-item>
      </text:list>
      <text:p text:style-name="P7"/>
      <text:list xml:id="list112646460337885" text:continue-numbering="true" text:style-name="WWNum1">
        <text:list-item>
          <text:p text:style-name="P17">Write a C++ program to print all roots of a quadratic equation.?</text:p>
        </text:list-item>
      </text:list>
      <text:p text:style-name="P7"/>
      <text:p text:style-name="P19"/>
      <text:p text:style-name="P2"><text:span text:style-name="T2">Cycle 2</text:span><text:span text:style-name="T1">:</text:span></text:p>
      <text:p text:style-name="P1"><text:span text:style-name="T1"><text:s text:c="4"/></text:span><text:span text:style-name="T3"><text:s/></text:span><text:span text:style-name="T4">1.</text:span><text:span text:style-name="T2"> <text:s/></text:span><text:span text:style-name="T1">Define a class to represent a bank account, include the following members:</text:span></text:p>
      <text:p text:style-name="P8">Data members</text:p>
      <text:list xml:id="list636603821" text:style-name="WWNum6">
        <text:list-item>
          <text:p text:style-name="P13">Name of the depositor</text:p>
        </text:list-item>
        <text:list-item>
          <text:p text:style-name="P13">Account number</text:p>
        </text:list-item>
        <text:list-item>
          <text:p text:style-name="P13">Type of account</text:p>
        </text:list-item>
        <text:list-item>
          <text:p text:style-name="P13">Balance amount in the account</text:p>
        </text:list-item>
      </text:list>
      <text:p text:style-name="P8"><text:s/>Member Functions</text:p>
      <text:list xml:id="list4015199300" text:style-name="WWNum7">
        <text:list-item>
          <text:p text:style-name="P14">To assign initial values</text:p>
        </text:list-item>
        <text:list-item>
          <text:p text:style-name="P14">To deposit an amount</text:p>
        </text:list-item>
        <text:list-item>
          <text:p text:style-name="P14">To withdraw an amount after checking the balance.</text:p>
        </text:list-item>
        <text:list-item>
          <text:p text:style-name="P14">To display name and balance.</text:p>
        </text:list-item>
      </text:list>
      <text:p text:style-name="P9"><text:s text:c="11"/>Write a main program to test the program.</text:p>
      <text:p text:style-name="P7"/>
      <text:p text:style-name="P4"><text:span text:style-name="T1"><text:s text:c="2"/></text:span><text:span text:style-name="T3"><text:s text:c="4"/></text:span><text:span text:style-name="T4">2. <text:s/></text:span><text:span text:style-name="T2">Create a class called 'EMPLOYEE' that has</text:span></text:p>
      <text:list xml:id="list1259754847" text:style-name="WWNum9">
        <text:list-item>
          <text:p text:style-name="P15">EMPCODE and EMPNAME as data members</text:p>
        </text:list-item>
        <text:list-item>
          <text:p text:style-name="P15">member function getdata( ) to input data</text:p>
        </text:list-item>
        <text:list-item>
          <text:p text:style-name="P15"><text:s/>member function display( ) to output data</text:p>
        </text:list-item>
      </text:list>
      <text:p text:style-name="P16">Write a main function to create EMP, an array of EMPLOYEE objects. Accept anddisplay the details of at least 6 employees.</text:p>
      <text:p text:style-name="P21"/>
      <text:p text:style-name="P5"><text:span text:style-name="T6"><text:s text:c="5"/>3. <text:s text:c="2"/></text:span><text:span text:style-name="T5">Given that an EMPLOYEE class contains followingdata members: Employee number, <text:s/></text:span></text:p>
      <text:p text:style-name="P23"><text:s text:c="11"/>Employee name, <text:s/>Basic, DA, IT, Net Salary. Write a program to read the data of N <text:s text:c="6"/></text:p>
      <text:p text:style-name="P23"><text:s text:c="11"/>employee and compute Net salary of each employee (DA=52% of Basic and income Tax </text:p>
      <text:p text:style-name="P23"><text:s text:c="10"/>(IT) =30% of the gross salary).</text:p>
      <text:p text:style-name="P5"/>
      <text:p text:style-name="P6"/>
      <text:p text:style-name="P5"><text:span text:style-name="T6"><text:s text:c="7"/>4. <text:s/></text:span><text:span text:style-name="T5">Define a STUDENT class with USN, Name and Marks in 3 tests of subject. Declare an</text:span></text:p>
      <text:p text:style-name="P5"><text:span text:style-name="T5"><text:s text:c="9"/>array </text:span>of 1O STUDENT objects. Using appropriate functions, find the average of two</text:p>
      <text:p text:style-name="P5"><text:s text:c="10"/>better marks <text:span text:style-name="T5">f</text:span>or each student. Print the USN, Name and average marks of all the</text:p>
      <text:p text:style-name="P5"><text:s text:c="10"/>students.</text:p>
      <text:p text:style-name="P5"/>
      <text:p text:style-name="P6"><text:s/></text:p>
      <text:p text:style-name="P6"><text:s text:c="5"/>5. <text:s/><text:span text:style-name="T7">Write a C++ program using class to process shopping list for a department store. The</text:span></text:p>
      <text:p text:style-name="P6"><text:span text:style-name="T7"><text:s text:c="11"/>lis</text:span><text:span text:style-name="T8">t </text:span><text:span text:style-name="T7">includesdetails such as Code No and price of each item and performing the</text:span></text:p>
      <text:p text:style-name="P5"><text:s text:c="10"/>operations <text:s/>like Adding,Deleting items to the list and printing the total value of order.</text:p>
      <text:p text:style-name="P6"/>
      <text:p text:style-name="P20"/>
      <text:p text:style-name="P3"><text:soft-page-break/><text:span text:style-name="T8">Cycle </text:span><text:span text:style-name="T9">3</text:span><text:span text:style-name="T7">:</text:span></text:p>
      <text:p text:style-name="P10"/>
      <text:p text:style-name="P6">1.<text:span text:style-name="T7"> Write a program to design a class complex to represent complex numbers. The complex</text:span></text:p>
      <text:p text:style-name="P5">class should use an operator overloaded function for ‘+’ operator to add twocomplex</text:p>
      <text:p text:style-name="P5">numbers. The function should return an object of type complex representing the sum of</text:p>
      <text:p text:style-name="P5">two complex numbers.</text:p>
      <text:p text:style-name="P6"/>
      <text:p text:style-name="P6"/>
      <text:p text:style-name="P6">2.<text:span text:style-name="T7"> Write a program to count the number of persons inside a bank, by increasing count</text:span></text:p>
      <text:p text:style-name="P5">whenever a person enters a bank, using an increment (++) operator overloading function,</text:p>
      <text:p text:style-name="P5">and decrease the count whenever a person leaves the bank using a decrement (--) operator</text:p>
      <text:p text:style-name="P5">overloading function inside a class.</text:p>
      <text:p text:style-name="P5"/>
      <text:p text:style-name="P6"/>
      <text:p text:style-name="P6">3. <text:span text:style-name="T7">An electricity board charges the following rates to domestic users ti discourage large</text:span></text:p>
      <text:p text:style-name="P5">consumption of energy:</text:p>
      <text:p text:style-name="P5">a. For the first 100 units - 60P per unit</text:p>
      <text:p text:style-name="P5">b. For next 200 units - 80P per unit</text:p>
      <text:p text:style-name="P5">c. Beyond 300 units - 90P per unit</text:p>
      <text:p text:style-name="P5">d. All users are charged a minimum of Rs.50.00. if the total amount is more than</text:p>
      <text:p text:style-name="P5">Rs.300.00 than an additional surcharge of 15% is added</text:p>
      <text:p text:style-name="P5"/>
      <text:p text:style-name="P5">Write a C++ program to read the names of users and number of units consumed and print</text:p>
      <text:p text:style-name="P5">out the charges with names</text:p>
      <text:p text:style-name="P5"/>
      <text:p text:style-name="P5"/>
      <text:p text:style-name="P5"/>
      <text:p text:style-name="P3"><text:span text:style-name="T8">Cycle </text:span><text:span text:style-name="T9">4</text:span><text:span text:style-name="T7">:</text:span></text:p>
      <text:p text:style-name="P5"/>
      <text:p text:style-name="P5">1. Write a program to design a student class representing student roll no. and a test class</text:p>
      <text:p text:style-name="P5">(derived class of student)representing the scores of the student in various subjects and</text:p>
      <text:p text:style-name="P5">sports class represents the score in sports. The sports and test class should be inherited by</text:p>
      <text:p text:style-name="P5">a result class having the functionality to add the scores and display the final result fora</text:p>
      <text:p text:style-name="P5">student.</text:p>
      <text:p text:style-name="P5"/>
      <text:p text:style-name="P5"/>
      <text:p text:style-name="P5">2. Assume that a bank maintains two kinds of accounts for customers, one called as savings</text:p>
      <text:p text:style-name="P5">account and other as current account.Create a class account that stores customer</text:p>
      <text:p text:style-name="P5">name,account number and type of account. From this derive the classes cur_acct and</text:p>
      <text:p text:style-name="P5">sav_acctto make them more specific to their requirements.Include necessary member</text:p>
      <text:p text:style-name="P5">functions to achieve the following tasks.</text:p>
      <text:p text:style-name="P5">i. Accept deposit from a customer and update the balance.</text:p>
      <text:p text:style-name="P5">ii. Display the balance.</text:p>
      <text:p text:style-name="P5">iii. Compute and deposit interest.</text:p>
      <text:p text:style-name="P5">iv. Permit withdrawal and update balance.</text:p>
      <text:p text:style-name="P5"/>
      <text:p text:style-name="P5"/>
      <text:p text:style-name="P5">3. Derive two specific classes &amp;#39;TRIANGLE&amp;#39; and &amp;#39;RECTANGLE&amp;#39; from the base class.Using</text:p>
      <text:p text:style-name="P5">these three classes design a program that will accept dimension of a triangle /rectangle</text:p>
      <text:p text:style-name="P5">interactively and display the area.</text:p>
      <text:p text:style-name="P5"/>
      <text:p text:style-name="P5"/>
      <text:p text:style-name="P5"/>
      <text:p text:style-name="P5"/>
      <text:p text:style-name="P5"/>
      <text:p text:style-name="P25"><text:soft-page-break/></text:p>
      <text:p text:style-name="P25"/>
      <text:p text:style-name="P25"/>
      <text:p text:style-name="P11"><text:span text:style-name="T8">Cycle </text:span><text:span text:style-name="T10">5</text:span><text:span text:style-name="T7">:</text:span></text:p>
      <text:p text:style-name="P25"/>
      <text:p text:style-name="P25">1.  Write a  C++ program to compute area of right angle triangle, equilateral triangle ,scalene  triangle using function overloading concept.</text:p>
      <text:p text:style-name="P25"/>
      <text:p text:style-name="P25"/>
      <text:p text:style-name="P25"><text:span text:style-name="T13">2</text:span>. Write a C++ program illustrating an interactive program for swapping integer, real, and</text:p>
      <text:p text:style-name="P25">character type variables using function overloading .</text:p>
      <text:p text:style-name="P25"/>
      <text:p text:style-name="P25"/>
      <text:p text:style-name="P25"><text:span text:style-name="T13">3</text:span>. Write a program to insert the details of 5 employees. Using array of objects, prepare the</text:p>
      <text:p text:style-name="P25">employee list and print the details of the employee with 10 plus experience. Use multilevel</text:p>
      <text:p text:style-name="P25">inheritance features.</text:p>
      <text:p text:style-name="P25">Employee : Make a class with Employee with name, experience and salary as</text:p>
      <text:p text:style-name="P25">Protected data members</text:p>
      <text:p text:style-name="P25">Department : Make a class Department inherit from employee. Add dept_name as</text:p>
      <text:p text:style-name="P25">Data member and read values into the data members.</text:p>
      <text:p text:style-name="P25">Senior : Make a class Senior inherits from Department. Display the details of</text:p>
      <text:p text:style-name="P25">Employees with 10 plus experience.</text:p>
      <text:p text:style-name="P25"/>
      <text:p text:style-name="P25">a) Write a C++ program to implement Hierarchical Inheritance to find the square and cube of a given number. Side Declare class ‘Side’ as base class with a protected data member and a public member function to input a number. Derive classes ‘Square’ and ‘Cube’ in public mode with a Square Cube public member function to compute square and cube res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53" style:display-name="ListLabel 53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49:40.939566903</meta:creation-date>
    <dc:date>2019-03-29T11:26:45.224883310</dc:date>
    <meta:editing-duration>PT8M2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86" meta:word-count="886" meta:character-count="5282" meta:non-whitespace-character-count="4352"/>
  </office:meta>
</office:document-meta>
</file>